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3fdd" officeooo:paragraph-rsid="00013fdd"/>
    </style:style>
    <style:style style:name="P2" style:family="paragraph" style:parent-style-name="Standard">
      <style:text-properties officeooo:rsid="00013fdd" officeooo:paragraph-rsid="00032442"/>
    </style:style>
    <style:style style:name="P3" style:family="paragraph" style:parent-style-name="Standard">
      <style:text-properties officeooo:rsid="00032442" officeooo:paragraph-rsid="00032442"/>
    </style:style>
    <style:style style:name="P4" style:family="paragraph" style:parent-style-name="Standard">
      <style:text-properties style:text-underline-style="solid" style:text-underline-width="auto" style:text-underline-color="font-color" officeooo:rsid="00013fdd" officeooo:paragraph-rsid="00013fdd"/>
    </style:style>
    <style:style style:name="P5" style:family="paragraph" style:parent-style-name="Standard">
      <style:text-properties style:text-underline-style="none" officeooo:rsid="00013fdd" officeooo:paragraph-rsid="00013fdd"/>
    </style:style>
    <style:style style:name="P6" style:family="paragraph" style:parent-style-name="Standard">
      <style:text-properties fo:font-style="italic" style:text-underline-style="solid" style:text-underline-width="auto" style:text-underline-color="font-color" officeooo:rsid="00013fdd" officeooo:paragraph-rsid="00013fdd" style:font-style-asian="italic" style:font-style-complex="italic"/>
    </style:style>
    <style:style style:name="P7" style:family="paragraph">
      <style:paragraph-properties fo:text-align="center"/>
    </style:style>
    <style:style style:name="T1" style:family="text">
      <style:text-properties officeooo:rsid="0003244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32442"/>
    </style:style>
    <style:style style:name="T4" style:family="text">
      <style:text-properties style:text-underline-style="non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2"/>RESUME</text:p>
      <text:p text:style-name="P1"><draw:line text:anchor-type="paragraph" draw:z-index="1" draw:name="Shape1" draw:style-name="gr1" draw:text-style-name="P7" svg:x1="5.484cm" svg:y1="0.055cm" svg:x2="7.23cm" svg:y2="0.055cm"><text:p/></draw:line>Name:Thomas Raphael</text:p>
      <text:p text:style-name="P1">dob:28/09/1996</text:p>
      <text:p text:style-name="P1">phno:7084083268</text:p>
      <text:p text:style-name="P1"/>
      <text:p text:style-name="P1"><draw:line text:anchor-type="paragraph" draw:z-index="0" draw:name="Shape2" draw:style-name="gr1" draw:text-style-name="P7" svg:x1="0.06cm" svg:y1="0.488cm" svg:x2="2.309cm" svg:y2="0.462cm"><text:p/></draw:line>OBJECTIVES</text:p>
      <text:p text:style-name="P1"><text:s text:c="22"/>To be a part of the company and enhance <text:s/>proffesionals skills</text:p>
      <text:p text:style-name="P4"/>
      <text:p text:style-name="P1"/>
      <text:p text:style-name="P6"/>
      <text:p text:style-name="P5"><text:span text:style-name="T2">EDUCTIONAL QUALIFICATIONS</text:span>: <text:span text:style-name="T1">MCA</text:span></text:p>
      <text:p text:style-name="P1"><text:s text:c="23"/></text:p>
      <text:p text:style-name="P2"><text:s/><text:span text:style-name="T3">ADDITIONAL QUALIFICATIONS</text:span><text:span text:style-name="T1">:</text:span> <text:s text:c="4"/><text:span text:style-name="T1">COMPUTER BASIS</text:span></text:p>
      <text:p text:style-name="P2"><text:span text:style-name="T3">NATIONALITY <text:s/></text:span><text:span text:style-name="T1"><text:s text:c="31"/>: <text:s text:c="4"/>INDIAN</text:span></text:p>
      <text:p text:style-name="P3"><text:span text:style-name="T2">LANGUAGES KNOWN</text:span> <text:s text:c="18"/>:MALYALAM,ENGLISH ,HINDI</text:p>
      <text:p text:style-name="P3"><text:span text:style-name="T2">DECLARATION </text:span><text:s text:c="30"/></text:p>
      <text:p text:style-name="P2"><text:s text:c="17"/></text:p>
      <text:p text:style-name="P1"><draw:line text:anchor-type="paragraph" draw:z-index="2" draw:name="Shape3" draw:style-name="gr2" draw:text-style-name="P7" svg:x1="-1.395cm" svg:y1="1.155cm" svg:x2="16.782cm" svg:y2="1.129cm"><text:p/></draw:line> <text:s text:c="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20:23:47.736440720</meta:creation-date>
    <dc:date>2020-02-10T21:22:19.889233500</dc:date>
    <meta:editing-duration>PT38M10S</meta:editing-duration>
    <meta:editing-cycles>1</meta:editing-cycles>
    <meta:document-statistic meta:table-count="0" meta:image-count="0" meta:object-count="0" meta:page-count="1" meta:paragraph-count="14" meta:word-count="32" meta:character-count="493" meta:non-whitespace-character-count="245"/>
    <meta:generator>LibreOffice/5.1.6.2$Linux_X86_64 LibreOffice_project/10m0$Build-2</meta:generator>
  </office:meta>
</office:document-meta>
</file>